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KeystoreInstanceParser.getBeanClass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KeystoreInstanceParser.doParse( Element element , ParserContext parserContext , BeanDefinitionBuilder builder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